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LabelManager.getPrevious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abelManager.getPageEvent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LabelManager.get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LabelManager.getLabe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LabelManager.initializeLabe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Label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abelManager.getCurren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abelManag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LabelManager.isLabel( String page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abelManager.getPageLabelEvents( String page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LabelManager.populate( CompositeLayout layout , Map map , String name , List parentEvent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ageLabelManager.getRequest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abelManag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geLabelManager.getRoot( CompositeLayout layout , StringBuffer roo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geLabelManager.isMarshall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abel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abelManager.getLabel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LabelManager.isUr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abelManager.setCurrentLabe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